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652" officeooo:paragraph-rsid="001a0652"/>
    </style:style>
    <style:style style:name="P2" style:family="paragraph" style:parent-style-name="Standard">
      <style:text-properties fo:font-weight="normal" officeooo:rsid="001b3759" officeooo:paragraph-rsid="001b3759" style:font-weight-asian="normal" style:font-weight-complex="normal"/>
    </style:style>
    <style:style style:name="P3" style:family="paragraph" style:parent-style-name="Standard">
      <style:text-properties fo:font-weight="bold" officeooo:rsid="001b3759" officeooo:paragraph-rsid="001b3759" style:font-weight-asian="bold" style:font-weight-complex="bold"/>
    </style:style>
    <style:style style:name="P4" style:family="paragraph" style:parent-style-name="Standard">
      <style:text-properties officeooo:rsid="001a0652" officeooo:paragraph-rsid="001a0652"/>
    </style:style>
    <style:style style:name="P5" style:family="paragraph" style:parent-style-name="Standard">
      <style:text-properties officeooo:rsid="001c2066" officeooo:paragraph-rsid="001c2066"/>
    </style:style>
    <style:style style:name="P6" style:family="paragraph" style:parent-style-name="Standard">
      <style:text-properties officeooo:rsid="001c2066" officeooo:paragraph-rsid="001dc3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0652"/>
    </style:style>
    <style:style style:name="T3" style:family="text">
      <style:text-properties officeooo:rsid="001cbab7"/>
    </style:style>
    <style:style style:name="T4" style:family="text">
      <style:text-properties officeooo:rsid="001dc375"/>
    </style:style>
    <style:style style:name="T5" style:family="text">
      <style:text-properties officeooo:rsid="001e9d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leop without cameras:</text:p>
      <text:p text:style-name="P2">python -m lerobot.teleoperate <text:s text:c="4"/>--robot.type=so100_follower <text:s text:c="4"/>--robot.port=/dev/follower_motor <text:s text:c="4"/>--robot.id=so100_follower_arm <text:s text:c="4"/>--teleop.type=so100_leader <text:s text:c="4"/>--teleop.port=/dev/leader_motor <text:s text:c="4"/>--teleop.id=so100_leader_arm</text:p>
      <text:p text:style-name="P1"><text:span text:style-name="T1"/></text:p>
      <text:p text:style-name="P1"><text:span text:style-name="T1">Teleop with cameras:</text:span><text:line-break/></text:p>
      <text:p text:style-name="P1">python -m lerobot.teleoperate <text:s text:c="4"/>--robot.type=so100_follower <text:s text:c="4"/>--robot.port=/dev/follower_motor <text:s text:c="4"/>--robot.id=so100_follower_arm <text:s text:c="4"/>--robot.cameras="{ top: {type: opencv, index_or_path: 0, width: 640, height: 480, fps: 30}, front: {type: opencv, index_or_path: 1, width: 640, height: 480, fps: 30}}" <text:s text:c="4"/>--teleop.type=so100_leader <text:s text:c="4"/>--teleop.port=/dev/leader_motor <text:s text:c="4"/>--teleop.id=so100_leader_arm <text:s text:c="4"/>--display_data=true</text:p>
      <text:p text:style-name="P1"/>
      <text:p text:style-name="P5">Record:</text:p>
      <text:p text:style-name="P5"/>
      <text:p text:style-name="P5">python -m lerobot.record \</text:p>
      <text:p text:style-name="P5"><text:s text:c="2"/>--robot.type=so100_follower \</text:p>
      <text:p text:style-name="P5"><text:s text:c="2"/>--robot.port=/dev/follower_motor \</text:p>
      <text:p text:style-name="P5"><text:s text:c="2"/>--robot.id=so100_follower_arm \</text:p>
      <text:p text:style-name="P5"><text:s text:c="2"/>--robot.cameras="{ top: {type: opencv, index_or_path: 0, width: 640, height: 480, fps: 30}, front: {type: opencv, index_or_path: 1, width: 640, height: 480, fps: 30} }" \</text:p>
      <text:p text:style-name="P5"><text:s text:c="2"/>--teleop.type=so100_leader \</text:p>
      <text:p text:style-name="P5"><text:s text:c="2"/>--teleop.port=/dev/leader_motor \</text:p>
      <text:p text:style-name="P5"><text:s text:c="2"/>--teleop.id=so100_leader_arm \</text:p>
      <text:p text:style-name="P5"><text:s text:c="2"/>--display_data=true \</text:p>
      <text:p text:style-name="P5"><text:s text:c="2"/>--dataset.repo_id=${HF_USER}/<text:span text:style-name="T5">test_single_task</text:span> \</text:p>
      <text:p text:style-name="P5"><text:s text:c="2"/>--dataset.num_episodes=2 \</text:p>
      <text:p text:style-name="P5"><text:s text:c="2"/>--dataset.single_task="Pick and place at Grid spot 1" \</text:p>
      <text:p text:style-name="P5"><text:s text:c="2"/>--dataset.episode_time_s=20 \</text:p>
      <text:p text:style-name="P5"><text:s text:c="2"/>--dataset.reset_time_s=1 \</text:p>
      <text:p text:style-name="P5"><text:s text:c="2"/>--dataset.push_to_hub=false \</text:p>
      <text:p text:style-name="P5"><text:s text:c="2"/>--dataset.fps=30 \</text:p>
      <text:p text:style-name="P5"><text:s text:c="2"/>--dataset.video=true \</text:p>
      <text:p text:style-name="P5"><text:s text:c="2"/>--dataset.private=false \</text:p>
      <text:p text:style-name="P5"><text:s text:c="2"/>--dataset.tags=["test"] \</text:p>
      <text:p text:style-name="P5"><text:s text:c="2"/>--resume=<text:span text:style-name="T5">false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0:45:30.427091611</meta:creation-date>
    <dc:date>2025-06-20T14:03:46.710058809</dc:date>
    <meta:editing-duration>PT5M5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5" meta:word-count="152" meta:character-count="1467" meta:non-whitespace-character-count="1278"/>
  </office:meta>
</office:document-meta>
</file>